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2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2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2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2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2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0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3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3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4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4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4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5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5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6.00pt" fo:font-weight="bold" fo:font-family="'Times New Roman'" style:font-family-asian="'Times New Roman'" style:font-family-complex="'Times New Roman'" fo:background-color="transparent" fo:color="#b80047"/>
    </style:style>
    <style:style style:name="T6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6.00pt" fo:font-weight="bold" fo:font-family="'Times New Roman'" style:font-family-asian="'Times New Roman'" style:font-family-complex="'Times New Roman'" fo:background-color="transparent" fo:color="#b80047"/>
    </style:style>
    <style:style style:name="T6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6.00pt" fo:font-weight="bold" fo:font-family="'Times New Roman'" style:font-family-asian="'Times New Roman'" style:font-family-complex="'Times New Roman'" fo:background-color="transparent" fo:color="#0047ff"/>
    </style:style>
    <style:style style:name="T7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6.00pt" fo:font-weight="bold" fo:font-family="'Times New Roman'" style:font-family-asian="'Times New Roman'" style:font-family-complex="'Times New Roman'" fo:background-color="transparent" fo:color="#b80047"/>
    </style:style>
    <style:style style:name="T73" style:family="text">
      <style:text-properties fo:font-size="16.00pt" fo:font-weight="bold" fo:font-family="'Times New Roman'" style:font-family-asian="'Times New Roman'" style:font-family-complex="'Times New Roman'" fo:background-color="transparent" fo:color="#eb613d"/>
    </style:style>
    <style:style style:name="T7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6.00pt" fo:font-weight="bold" fo:font-family="'Times New Roman'" style:font-family-asian="'Times New Roman'" style:font-family-complex="'Times New Roman'" fo:background-color="transparent" fo:color="#b80047"/>
    </style:style>
    <style:style style:name="T7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6.00pt" fo:font-weight="bold" fo:font-family="'Times New Roman'" style:font-family-asian="'Times New Roman'" style:font-family-complex="'Times New Roman'" fo:background-color="transparent" fo:color="#b80047"/>
    </style:style>
    <style:style style:name="T8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6.00pt" fo:font-weight="bold" fo:font-family="'Times New Roman'" style:font-family-asian="'Times New Roman'" style:font-family-complex="'Times New Roman'" fo:background-color="transparent" fo:color="#b80047"/>
    </style:style>
    <style:style style:name="T8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6.00pt" fo:font-weight="bold" fo:font-family="'Times New Roman'" style:font-family-asian="'Times New Roman'" style:font-family-complex="'Times New Roman'" fo:background-color="transparent" fo:color="#0047ff"/>
    </style:style>
    <style:style style:name="T8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6.00pt" fo:font-weight="bold" fo:font-family="'Times New Roman'" style:font-family-asian="'Times New Roman'" style:font-family-complex="'Times New Roman'" fo:background-color="transparent" fo:color="#b80047"/>
    </style:style>
    <style:style style:name="T8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6.00pt" fo:font-weight="bold" fo:font-family="'Times New Roman'" style:font-family-asian="'Times New Roman'" style:font-family-complex="'Times New Roman'" fo:background-color="transparent" fo:color="#b80047"/>
    </style:style>
    <style:style style:name="T88" style:family="text">
      <style:text-properties fo:font-size="16.00pt" fo:font-weight="bold" fo:font-family="'Times New Roman'" style:font-family-asian="'Times New Roman'" style:font-family-complex="'Times New Roman'" fo:background-color="transparent" fo:color="#eb613d"/>
    </style:style>
    <style:style style:name="T8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6.00pt" fo:font-weight="bold" fo:font-family="'Times New Roman'" style:font-family-asian="'Times New Roman'" style:font-family-complex="'Times New Roman'" fo:background-color="transparent" fo:color="#b80047"/>
    </style:style>
    <style:style style:name="T9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6.00pt" fo:font-weight="bold" fo:font-family="'Times New Roman'" style:font-family-asian="'Times New Roman'" style:font-family-complex="'Times New Roman'" fo:background-color="transparent" fo:color="#b80047"/>
    </style:style>
    <style:style style:name="T9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6.00pt" fo:font-weight="bold" fo:font-family="'Times New Roman'" style:font-family-asian="'Times New Roman'" style:font-family-complex="'Times New Roman'" fo:background-color="transparent" fo:color="#b80047"/>
    </style:style>
    <style:style style:name="T10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4" style:family="text">
      <style:text-properties fo:font-size="16.00pt" fo:font-weight="bold" fo:font-family="'Times New Roman'" style:font-family-asian="'Times New Roman'" style:font-family-complex="'Times New Roman'" fo:background-color="transparent" fo:color="#0047ff"/>
    </style:style>
    <style:style style:name="T10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6.00pt" fo:font-weight="bold" fo:font-family="'Times New Roman'" style:font-family-asian="'Times New Roman'" style:font-family-complex="'Times New Roman'" fo:background-color="transparent" fo:color="#b80047"/>
    </style:style>
    <style:style style:name="T10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6.00pt" fo:font-weight="bold" fo:font-family="'Times New Roman'" style:font-family-asian="'Times New Roman'" style:font-family-complex="'Times New Roman'" fo:background-color="transparent" fo:color="#b80047"/>
    </style:style>
    <style:style style:name="T11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6.00pt" fo:font-weight="bold" fo:font-family="'Times New Roman'" style:font-family-asian="'Times New Roman'" style:font-family-complex="'Times New Roman'" fo:background-color="transparent" fo:color="#b80047"/>
    </style:style>
    <style:style style:name="T11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6.00pt" fo:font-weight="bold" fo:font-family="'Times New Roman'" style:font-family-asian="'Times New Roman'" style:font-family-complex="'Times New Roman'" fo:background-color="transparent" fo:color="#b80047"/>
    </style:style>
    <style:style style:name="T12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>module ::=<text:s/></text:span><text:span text:style-name="T2">service</text:span><text:span text:style-name="T3"><text:s/>ident string<text:s/></text:span><text:span text:style-name="T4">{</text:span><text:span text:style-name="T5"><text:s/>( definition ) +<text:s/></text:span><text:span text:style-name="T6">}</text:span></text:p>
      <text:p text:style-name="P1"><text:span text:style-name="T7"/></text:p>
      <text:p text:style-name="P1"><text:span text:style-name="T8">definition ::= const |<text:s text:c="2"/>struct | enum | function</text:span></text:p>
      <text:p text:style-name="P1"><text:span text:style-name="T9"/></text:p>
      <text:p text:style-name="P1"><text:span text:style-name="T10">const ::=<text:s/></text:span><text:span text:style-name="T11">const</text:span><text:span text:style-name="T12"><text:s/>type ident<text:s/></text:span><text:span text:style-name="T13">=</text:span><text:span text:style-name="T14"><text:s/>const_value<text:s/></text:span><text:span text:style-name="T15">;</text:span></text:p>
      <text:p text:style-name="P1"><text:span text:style-name="T16">struct</text:span><text:span text:style-name="T17"><text:s/></text:span><text:span text:style-name="T18">::=<text:s/></text:span><text:span text:style-name="T19">struct</text:span><text:span text:style-name="T20"><text:s/>ident<text:s/></text:span><text:span text:style-name="T21">{</text:span><text:span text:style-name="T22"><text:s/>( type ident<text:s/></text:span><text:span text:style-name="T23">;</text:span><text:span text:style-name="T24"><text:s/>) +<text:s/></text:span><text:span text:style-name="T25">};</text:span></text:p>
      <text:p text:style-name="P1"><text:span text:style-name="T26">enum ::=<text:s/></text:span><text:span text:style-name="T27">enum</text:span><text:span text:style-name="T28"><text:s/>ident</text:span><text:span text:style-name="T29"><text:s/></text:span><text:span text:style-name="T30">{</text:span><text:span text:style-name="T31"><text:s/>ident [<text:s/></text:span><text:span text:style-name="T32">=</text:span><text:span text:style-name="T33"><text:s/>int ] (</text:span><text:span text:style-name="T34"><text:s/>,<text:s/></text:span><text:span text:style-name="T35">ident [ = int ] ) *<text:s/></text:span><text:span text:style-name="T36">};</text:span></text:p>
      <text:p text:style-name="P1"><text:span text:style-name="T37"/></text:p>
      <text:p text:style-name="P1"><text:span text:style-name="T38">function ::= type ident<text:s/></text:span><text:span text:style-name="T39">(</text:span><text:span text:style-name="T40"><text:s/>[ arglist ]<text:s/></text:span><text:span text:style-name="T41">);</text:span></text:p>
      <text:p text:style-name="P1"><text:span text:style-name="T42"/></text:p>
      <text:p text:style-name="P1"><text:span text:style-name="T43">arglist<text:s text:c="2"/>::= type ident (<text:s/></text:span><text:span text:style-name="T44">,</text:span><text:span text:style-name="T45"><text:s/>type_ident ident)*</text:span></text:p>
      <text:p text:style-name="P1"><text:span text:style-name="T46"/></text:p>
      <text:p text:style-name="P1"><text:span text:style-name="T47">type ::= ident |<text:s/></text:span><text:span text:style-name="T48">string</text:span><text:span text:style-name="T49"><text:s/>|<text:s/></text:span><text:span text:style-name="T50">sequence&lt;</text:span><text:span text:style-name="T51">type</text:span><text:span text:style-name="T52">&gt;</text:span></text:p>
      <text:p text:style-name="P1"><text:span text:style-name="T53">const_value ::= int | float | string</text:span></text:p>
      <text:p text:style-name="P1"><text:span text:style-name="T54"/></text:p>
      <text:p text:style-name="P1"><text:span text:style-name="T55">service</text:span><text:span text:style-name="T56"><text:s/>Auth '/docflow/services/Authentification' {</text:span></text:p>
      <text:p text:style-name="P1"><text:span text:style-name="T57"/></text:p>
      <text:p text:style-name="P1"><text:span text:style-name="T58"><text:tab/>bool login();</text:span></text:p>
      <text:p text:style-name="P1"><text:span text:style-name="T59"><text:tab/>bool logout();</text:span><text:span text:style-name="T60"/></text:p>
      <text:p text:style-name="P1"><text:span text:style-name="T60"/></text:p>
      <text:p text:style-name="P1"><text:span text:style-name="T60">}</text:span></text:p>
      <text:p text:style-name="P1"><text:span text:style-name="T61"/></text:p>
      <text:p text:style-name="P1"><text:span text:style-name="T62">namespace</text:span><text:span text:style-name="T63"><text:s/></text:span><text:span text:style-name="T64">Auth<text:s/></text:span><text:span text:style-name="T65">{</text:span></text:p>
      <text:p text:style-name="P1"><text:span text:style-name="T66"><text:tab/>class</text:span><text:span text:style-name="T67"><text:s/>Service : public QObject, </text:span></text:p>
      <text:p text:style-name="P1"><text:span text:style-name="T67"><text:s text:c="19"/><text:tab/></text:span><text:span text:style-name="T68">public WebServices::</text:span><text:span text:style-name="T69">IService {</text:span></text:p>
      <text:p text:style-name="P1"><text:span text:style-name="T69"><text:s/><text:tab/><text:tab/></text:span><text:span text:style-name="T70">Q_OBJECT</text:span></text:p>
      <text:p text:style-name="P1"><text:span text:style-name="T71"><text:tab/></text:span><text:span text:style-name="T72">public</text:span><text:span text:style-name="T73">:</text:span></text:p>
      <text:p text:style-name="P1"><text:span text:style-name="T74"><text:tab/><text:tab/></text:span><text:span text:style-name="T75"/></text:p>
      <text:p text:style-name="P1"><text:span text:style-name="T76"><text:tab/><text:tab/></text:span><text:span text:style-name="T77">bool</text:span><text:span text:style-name="T78"><text:s/>processCommand(</text:span><text:span text:style-name="T79">const</text:span><text:span text:style-name="T80"><text:s/>Command&amp; cmd);</text:span></text:p>
      <text:p text:style-name="P1"><text:span text:style-name="T80"><text:tab/></text:span><text:span text:style-name="T81">public</text:span><text:span text:style-name="T82"><text:s/></text:span><text:span text:style-name="T83">slots</text:span><text:span text:style-name="T84">:</text:span></text:p>
      <text:p text:style-name="P1"><text:span text:style-name="T84"><text:tab/><text:tab/></text:span><text:span text:style-name="T85">void</text:span><text:span text:style-name="T86"><text:s/>colorChanged(</text:span><text:span text:style-name="T87">const</text:span><text:span text:style-name="T88"><text:s/></text:span><text:span text:style-name="T89">Object &amp; object);<text:tab/><text:tab/></text:span><text:span text:style-name="T90">//<text:s/></text:span><text:span text:style-name="T91">отсылка события</text:span></text:p>
      <text:p text:style-name="P1"><text:span text:style-name="T92"><text:tab/><text:tab/></text:span><text:span text:style-name="T93">void</text:span><text:span text:style-name="T94"><text:s/>setColors_result();<text:tab/><text:tab/><text:tab/><text:tab/><text:tab/></text:span><text:span text:style-name="T95">//<text:s/></text:span><text:span text:style-name="T96">отсылка результата команды</text:span></text:p>
      <text:p text:style-name="P1"><text:span text:style-name="T97"><text:tab/><text:tab/></text:span><text:span text:style-name="T98">void</text:span><text:span text:style-name="T99"><text:s/>askColor_result(</text:span><text:span text:style-name="T100">const</text:span><text:span text:style-name="T101"><text:s/>Object &amp; object);<text:tab/></text:span><text:span text:style-name="T102">//<text:s/></text:span><text:span text:style-name="T103">отсылка результата команды</text:span></text:p>
      <text:p text:style-name="P1"><text:span text:style-name="T104"><text:tab/>signals</text:span><text:span text:style-name="T105">:</text:span></text:p>
      <text:p text:style-name="P1"><text:span text:style-name="T105"><text:tab/><text:tab/></text:span><text:span text:style-name="T106">void</text:span><text:span text:style-name="T107"><text:s/>setColors(QVector&lt; Object &gt; objects);<text:tab/><text:tab/></text:span><text:span text:style-name="T108">//<text:s/></text:span><text:span text:style-name="T109">получения входных параметров команды</text:span></text:p>
      <text:p text:style-name="P1"><text:span text:style-name="T110"><text:tab/><text:tab/></text:span><text:span text:style-name="T111">void</text:span><text:span text:style-name="T112"><text:s/>askColor(</text:span><text:span text:style-name="T113">int</text:span><text:span text:style-name="T114"><text:s/>id_obj);<text:tab/><text:tab/><text:tab/><text:tab/><text:tab/></text:span><text:span text:style-name="T115">//<text:s/></text:span><text:span text:style-name="T116">получения входных параметров команды</text:span></text:p>
      <text:p text:style-name="P1"><text:span text:style-name="T117"><text:tab/>};</text:span></text:p>
      <text:p text:style-name="P1"><text:span text:style-name="T118"/></text:p>
      <text:p text:style-name="P1"><text:span text:style-name="T119"><text:tab/>class</text:span><text:span text:style-name="T120"><text:s text:c="2"/>objectProcessor { ... };</text:span></text:p>
      <text:p text:style-name="P1"><text:span text:style-name="T120">};</text:span></text:p>
      <text:p text:style-name="P1"><text:span text:style-name="T121"/></text:p>
      <text:p text:style-name="P1"><text:span text:style-name="T122">Генерация:</text:span></text:p>
      <text:p text:style-name="P1"><text:span text:style-name="T123"/></text:p>
      <text:p text:style-name="P1"><text:span text:style-name="T124">Генерация программного кода осуществляется раздельно для сервера (поставщика услуги) и для клиента (потребителя услуги).</text:span></text:p>
      <text:p text:style-name="P1"><text:span text:style-name="T124">Основной функцией сгенерированного программного кода на стороне сервера являются </text:span></text:p>
      <text:list text:style-name="L2">
        <text:list-item>
          <text:p text:style-name="P2"><text:span text:style-name="T124">расшифровка входных параметров команды (получение аргументов стандартных или составных типов на основе переданного xml) и формирование сигнала передающего эти параметры какому-либо внешнему классу для выполнения необходимого действия (по завершении действия должен быть вызван слот объекта-сервера, выполняющий отправку результата клиенту);</text:span></text:p>
        </text:list-item>
        <text:list-item>
          <text:p text:style-name="P2"><text:span text:style-name="T124">слот, реализующий кодирование выходных параметров команды и вызов функции отправки сообщения.</text:span></text:p>
        </text:list-item>
      </text:list>
      <text:p text:style-name="P3"><text:span text:style-name="T125"/></text:p>
      <text:p text:style-name="P3"><text:span text:style-name="T126">Основной функцией сгенерированного программного кода на стороне клиента являются </text:span></text:p>
      <text:list text:style-name="L4">
        <text:list-item>
          <text:p text:style-name="P4"><text:span text:style-name="T126">слот, реализующий кодирование входных параметров команды и вызов функции отправки сообщения на сервер.</text:span></text:p>
        </text:list-item>
        <text:list-item>
          <text:p text:style-name="P4"><text:span text:style-name="T126">расшифровка выходных параметров команды – результата выполнения команды – и<text:s text:c="2"/>формирование сигнала передающего результат внешнему классу.</text:span></text:p>
        </text:list-item>
      </text:list>
      <text:p text:style-name="P5"><text:span text:style-name="T127"/></text:p>
      <text:p text:style-name="P5"><text:span text:style-name="T128">Дополнительно</text:span><text:span text:style-name="T129"><text:s/>можем генерировать шаблон вышеуказанного<text:s/></text:span><text:span text:style-name="T130">«</text:span><text:span text:style-name="T131">внешнего</text:span><text:span text:style-name="T132">»<text:s/></text:span><text:span text:style-name="T133">класса ??? </text:span></text:p>
      <text:p text:style-name="P5"><text:span text:style-name="T133">По крайней мере можно генерировать все сигналы (для них не нужна реализация)</text:span></text:p>
      <text:p text:style-name="P5"><text:span text:style-name="T133">По крайней мере на стороне сервера должны быть реализованы все команды! Таким образом на стороне сервера должна быть заготовка для всех сигналов и слотов.</text:span></text:p>
      <text:p text:style-name="P5"><text:span text:style-name="T133">Класс может быть наследником сгенерированного класса, его можно запрашивать у TSM::CClient непосредственно. Кроме того, если класс входит в то же пространство имен, что и сгенерированный класс не возникает проблем с описанием сигналов и слотов.</text:span><text:span text:style-name="T13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